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style>
    <style:style style:name="P3" style:family="paragraph" style:parent-style-name="Standard" style:master-page-name="Standard">
      <style:paragraph-properties fo:line-height="115%" style:page-number="auto" fo:break-before="auto" fo:break-after="auto" style:writing-mode="lr-tb"/>
    </style:style>
    <style:style style:name="P4" style:family="paragraph" style:parent-style-name="Standard" style:list-style-name="LS1">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style>
    <style:style style:name="P5" style:family="paragraph" style:parent-style-name="Standard" style:list-style-name="LS2">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style>
    <style:style style:name="P6" style:family="paragraph" style:parent-style-name="Standard" style:list-style-name="LS1">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officeooo:rsid="000a1587"/>
    </style:style>
    <style:style style:name="P7" style:family="paragraph" style:parent-style-name="Standard" style:list-style-name="LS2">
      <style:paragraph-properties fo:margin-top="0in" fo:margin-bottom="0in" loext:contextual-spacing="false" fo:line-height="115%" fo:break-before="auto" fo:break-after="auto" style:writing-mode="lr-tb"/>
    </style:style>
    <style:style style:name="P8" style:family="paragraph" style:parent-style-name="Standard">
      <style:paragraph-properties fo:line-height="115%" style:writing-mode="lr-tb"/>
    </style:style>
    <style:style style:name="P9" style:family="paragraph" style:parent-style-name="Standard">
      <style:paragraph-properties fo:line-height="115%" style:writing-mode="lr-tb"/>
      <style:text-properties officeooo:rsid="0008644c" officeooo:paragraph-rsid="0008644c"/>
    </style:style>
    <style:style style:name="P10" style:family="paragraph" style:parent-style-name="Standard">
      <style:paragraph-properties fo:line-height="115%" fo:break-before="auto" fo:break-after="auto" style:writing-mode="lr-tb"/>
    </style:style>
    <style:style style:name="T1" style:family="text">
      <style:text-properties officeooo:rsid="0008644c"/>
    </style:style>
    <style:style style:name="T2" style:family="text">
      <style:text-properties officeooo:rsid="000a15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bus - “Hive replicant”</text:p>
      <text:p text:style-name="P1"/>
      <text:p text:style-name="P1">Replicate (Su) - Thebus is able to reform to an alternate version of himself based on past <text:span text:style-name="T1">or current</text:span> lives. As a full hybrid he is partially human but as humans have no similar capacity none of his <text:span text:style-name="T1">summoned identities</text:span> are human. Currently it is largely random as he is too young to retain control. Thebus’ main body changes type <text:span text:style-name="T1">back at least </text:span>every time he goes to sleep. </text:p>
      <text:p text:style-name="P1"/>
      <text:p text:style-name="P9">Summoner's Seal (su) - Though as a whelp the identities may have full control while manifested engaging in violence causes fear in the whelp. This breaks the manifest of the currently summoned identity. The manifested identities are aware when the seal is strained as their connection to the world diminishes.</text:p>
      <text:p text:style-name="P8"/>
      <text:p text:style-name="P1">Major Arcana (Self-Identities)</text:p>
      <text:list xml:id="list5600369239008050662" text:style-name="LS1">
        <text:list-item>
          <text:p text:style-name="P4">The Fool - </text:p>
          <text:list>
            <text:list-item>
              <text:p text:style-name="P4">Thebus’ main personality</text:p>
            </text:list-item>
          </text:list>
        </text:list-item>
        <text:list-item>
          <text:p text:style-name="P4">The Magician</text:p>
          <text:list>
            <text:list-item>
              <text:p text:style-name="P4">Psion - (Psychokinesis) Pool (2/day)</text:p>
            </text:list-item>
            <text:list-item>
              <text:p text:style-name="P4">Far and Deep - Male</text:p>
              <text:list>
                <text:list-item>
                  <text:p text:style-name="P4">Blue eyes</text:p>
                </text:list-item>
                <text:list-item>
                  <text:p text:style-name="P4">deep lilac feathers with chestnut highlights</text:p>
                </text:list-item>
                <text:list-item>
                  <text:p text:style-name="P4">Steel blue points of light squirrel between the feathers</text:p>
                </text:list-item>
                <text:list-item>
                  <text:p text:style-name="P4">Nails and teeth are a blackberry color</text:p>
                </text:list-item>
              </text:list>
            </text:list-item>
            <text:list-item>
              <text:p text:style-name="P4">Quirk</text:p>
              <text:list>
                <text:list-item>
                  <text:p text:style-name="P4">Can interact with GIS to manufacture ganblood steel goods out of his blood supply</text:p>
                </text:list-item>
              </text:list>
            </text:list-item>
            <text:list-item>
              <text:p text:style-name="P4">Talent</text:p>
              <text:list>
                <text:list-item>
                  <text:p text:style-name="P4">Energy ray </text:p>
                  <text:list>
                    <text:list-item>
                      <text:p text:style-name="P4">Cold +1/Electricity +2 atk metal/Fire +1/Sonic -1 1d3 </text:p>
                    </text:list-item>
                    <text:list-item>
                      <text:p text:style-name="P4">Mouth is a valid emission point</text:p>
                    </text:list-item>
                  </text:list>
                </text:list-item>
                <text:list-item>
                  <text:p text:style-name="P4">Far Hand - ~5lbs at 15 ft</text:p>
                </text:list-item>
              </text:list>
            </text:list-item>
            <text:list-item>
              <text:p text:style-name="P4">Control Object (1 pt)</text:p>
              <text:list>
                <text:list-item>
                  <text:p text:style-name="P4">1 round/level </text:p>
                </text:list-item>
                <text:list-item>
                  <text:p text:style-name="P4">up to 100 lbs. </text:p>
                </text:list-item>
                <text:list-item>
                  <text:p text:style-name="P4">animate as if under control</text:p>
                </text:list-item>
                <text:list-item>
                  <text:p text:style-name="P4">+2 points either additional object or +100 lbs</text:p>
                </text:list-item>
              </text:list>
            </text:list-item>
            <text:list-item>
              <text:p text:style-name="P4">Ectoplasmic Trinket <text:s/>(Focus or 1)</text:p>
              <text:list>
                <text:list-item>
                  <text:p text:style-name="P4">1 min/level</text:p>
                </text:list-item>
                <text:list-item>
                  <text:p text:style-name="P4">1 cu ft</text:p>
                </text:list-item>
                <text:list-item>
                  <text:p text:style-name="P4">max 1 gp value</text:p>
                </text:list-item>
              </text:list>
            </text:list-item>
            <text:list-item>
              <text:p text:style-name="P4">Matter Agitation (1 point)</text:p>
              <text:list>
                <text:list-item>
                  <text:p text:style-name="P4">range 25 ft + 5 per 2 levels</text:p>
                </text:list-item>
                <text:list-item>
                  <text:p text:style-name="P4">area 2 sq ft</text:p>
                </text:list-item>
                <text:list-item>
                  <text:p text:style-name="P4">1 min/level</text:p>
                </text:list-item>
                <text:list-item>
                  <text:p text:style-name="P4">round damage</text:p>
                  <text:list>
                    <text:list-item>
                      <text:p text:style-name="P4">flammable material ignites, skin reddens (1 pt damage)</text:p>
                    </text:list-item>
                    <text:list-item>
                      <text:p text:style-name="P4">Wood smolders and smokes, metal hot, skin blisters, water boils (1d4)</text:p>
                    </text:list-item>
                    <text:list-item>
                      <text:p text:style-name="P4">wood ignites, metal scorches (1d4 to holding), skin burns and hair ignites (1d6)</text:p>
                    </text:list-item>
                  </text:list>
                </text:list-item>
              </text:list>
            </text:list-item>
            <text:list-item>
              <text:p text:style-name="P4">Personality Quirks: Resourceful, Quick tempered, Leader</text:p>
            </text:list-item>
            <text:list-item>
              <text:p text:style-name="P4">Constraints: Emotionally unstable, Afraid of fish, selfish</text:p>
            </text:list-item>
          </text:list>
        </text:list-item>
        <text:list-item>
          <text:p text:style-name="P4">The high priestess</text:p>
          <text:list>
            <text:list-item>
              <text:p text:style-name="P4">Monk</text:p>
            </text:list-item>
            <text:list-item>
              <text:p text:style-name="P4"><text:soft-page-break/>The great red lady - Male Keeper</text:p>
            </text:list-item>
            <text:list-item>
              <text:p text:style-name="P4">Find object (Su)</text:p>
              <text:list>
                <text:list-item>
                  <text:p text:style-name="P4">Can find a depicted object</text:p>
                </text:list-item>
                <text:list-item>
                  <text:p text:style-name="P4">must be good detail or directionality and/or specificity suffers.</text:p>
                </text:list-item>
              </text:list>
            </text:list-item>
            <text:list-item>
              <text:p text:style-name="P4"/>
            </text:list-item>
          </text:list>
        </text:list-item>
        <text:list-item>
          <text:p text:style-name="P4">The Empress</text:p>
          <text:list>
            <text:list-item>
              <text:p text:style-name="P4">Rogue (diplomat)</text:p>
            </text:list-item>
            <text:list-item>
              <text:p text:style-name="P4">Female Far and deep</text:p>
            </text:list-item>
            <text:list-item>
              <text:p text:style-name="P4">Can make contracts to create servants</text:p>
            </text:list-item>
            <text:list-item>
              <text:p text:style-name="P4">must be paid in ganblood ingots or precious metals</text:p>
            </text:list-item>
          </text:list>
        </text:list-item>
        <text:list-item>
          <text:p text:style-name="P4">The Emperor</text:p>
          <text:list>
            <text:list-item>
              <text:p text:style-name="P4">Fighter</text:p>
            </text:list-item>
            <text:list-item>
              <text:p text:style-name="P4">Silvertongue hermaphrodite</text:p>
            </text:list-item>
            <text:list-item>
              <text:p text:style-name="P4">Can flip figments one type at a time to become spikers, burns out Thebus quickly</text:p>
            </text:list-item>
          </text:list>
        </text:list-item>
        <text:list-item>
          <text:p text:style-name="P4">The hierophant</text:p>
          <text:list>
            <text:list-item>
              <text:p text:style-name="P4">Cleric</text:p>
            </text:list-item>
            <text:list-item>
              <text:p text:style-name="P4">The great red lady Female</text:p>
            </text:list-item>
            <text:list-item>
              <text:p text:style-name="P4">Root to Earth (sp) - Can use a living potted plant to hold a dying body to life instead of herself</text:p>
            </text:list-item>
            <text:list-item>
              <text:p text:style-name="P4">Can hear Vilyan suffering</text:p>
            </text:list-item>
          </text:list>
        </text:list-item>
        <text:list-item>
          <text:p text:style-name="P4">The Lovers</text:p>
          <text:list>
            <text:list-item>
              <text:p text:style-name="P4">Bard</text:p>
            </text:list-item>
            <text:list-item>
              <text:p text:style-name="P4">With the storm high Male</text:p>
            </text:list-item>
            <text:list-item>
              <text:p text:style-name="P4">Egocentric Narcissist, Likes keepers</text:p>
            </text:list-item>
            <text:list-item>
              <text:p text:style-name="P4">Siren song to stun (su) - Needs brother present</text:p>
            </text:list-item>
          </text:list>
        </text:list-item>
        <text:list-item>
          <text:p text:style-name="P4">The Chariot</text:p>
          <text:list>
            <text:list-item>
              <text:p text:style-name="P4">Fighter (dual wielder)</text:p>
            </text:list-item>
            <text:list-item>
              <text:p text:style-name="P4">Male Far and deep</text:p>
            </text:list-item>
            <text:list-item>
              <text:p text:style-name="P4">Iron soul - Immune to negative energy and level draining effects while paid for his duty.</text:p>
            </text:list-item>
            <text:list-item>
              <text:p text:style-name="P4">Fast healing 1</text:p>
            </text:list-item>
          </text:list>
        </text:list-item>
        <text:list-item>
          <text:p text:style-name="P4">Justice</text:p>
          <text:list>
            <text:list-item>
              <text:p text:style-name="P4">Ranger (executioner)</text:p>
            </text:list-item>
            <text:list-item>
              <text:p text:style-name="P4">Female Far and deep</text:p>
            </text:list-item>
            <text:list-item>
              <text:p text:style-name="P4">Can directly access ICI but must do so in a reflection</text:p>
            </text:list-item>
          </text:list>
        </text:list-item>
        <text:list-item>
          <text:p text:style-name="P4">The Hermit</text:p>
          <text:list>
            <text:list-item>
              <text:p text:style-name="P4">Wizard</text:p>
            </text:list-item>
            <text:list-item>
              <text:p text:style-name="P4">Male Great Red Lady</text:p>
            </text:list-item>
            <text:list-item>
              <text:p text:style-name="P4">Can read any object by touch that he owns or is given explicit access to.</text:p>
            </text:list-item>
          </text:list>
        </text:list-item>
        <text:list-item>
          <text:p text:style-name="P4">Wheel of Fortune</text:p>
          <text:list>
            <text:list-item>
              <text:p text:style-name="P4">Sorc (Fey bloodline)</text:p>
            </text:list-item>
            <text:list-item>
              <text:p text:style-name="P4">female With the storm high</text:p>
            </text:list-item>
            <text:list-item>
              <text:p text:style-name="P4">Change spell - Spells randomize every instance</text:p>
            </text:list-item>
            <text:list-item>
              <text:p text:style-name="P4">Intellect is that of a Lost grouping</text:p>
            </text:list-item>
          </text:list>
        </text:list-item>
        <text:list-item>
          <text:p text:style-name="P4">Strength</text:p>
          <text:list>
            <text:list-item>
              <text:p text:style-name="P4">Paladin</text:p>
            </text:list-item>
            <text:list-item>
              <text:p text:style-name="P4">Male Far &amp; Deep</text:p>
            </text:list-item>
            <text:list-item>
              <text:p text:style-name="P4">Immune to mind-affecting spells while concentrating.</text:p>
            </text:list-item>
          </text:list>
        </text:list-item>
        <text:list-item>
          <text:p text:style-name="P4">The Hanged Man</text:p>
          <text:list>
            <text:list-item>
              <text:p text:style-name="P4">Druid</text:p>
            </text:list-item>
            <text:list-item>
              <text:p text:style-name="P4">The Great Red lady female</text:p>
            </text:list-item>
            <text:list-item>
              <text:p text:style-name="P4"><text:soft-page-break/>Can trade one life for any alternate using another seed. In intelligent creatures it creates a <text:span text:style-name="T2">specter.</text:span></text:p>
            </text:list-item>
          </text:list>
        </text:list-item>
        <text:list-item>
          <text:p text:style-name="P4">Death *</text:p>
          <text:list>
            <text:list-item>
              <text:p text:style-name="P4">The yellow, Male</text:p>
            </text:list-item>
          </text:list>
        </text:list-item>
        <text:list-item>
          <text:p text:style-name="P4">Temperance</text:p>
          <text:list>
            <text:list-item>
              <text:p text:style-name="P4">Cleric (bleeder)</text:p>
            </text:list-item>
            <text:list-item>
              <text:p text:style-name="P4">female with the storm high</text:p>
            </text:list-item>
            <text:list-item>
              <text:p text:style-name="P4">Can resurrect <text:span text:style-name="T2">non-intelligent</text:span> animal bodies smaller than herself. Those murdered by the intelligent become Lost.</text:p>
            </text:list-item>
          </text:list>
        </text:list-item>
        <text:list-item>
          <text:p text:style-name="P4">The Devil <text:s/>- S</text:p>
          <text:list>
            <text:list-item>
              <text:p text:style-name="P4">Berserker</text:p>
            </text:list-item>
            <text:list-item>
              <text:p text:style-name="P4">Hermaphrodite Spiker</text:p>
            </text:list-item>
            <text:list-item>
              <text:p text:style-name="P4">Can locate any target zie knows the full name of.</text:p>
            </text:list-item>
            <text:list-item>
              <text:p text:style-name="P4">Has self-control but chooses not to.</text:p>
            </text:list-item>
          </text:list>
        </text:list-item>
        <text:list-item>
          <text:p text:style-name="P4">The Tower</text:p>
          <text:list>
            <text:list-item>
              <text:p text:style-name="P4">Sorcerer (undead bloodline)</text:p>
            </text:list-item>
            <text:list-item>
              <text:p text:style-name="P4">the great red lady female</text:p>
            </text:list-item>
            <text:list-item>
              <text:p text:style-name="P4">Make lights/fire explode into an energy burst</text:p>
              <text:list>
                <text:list-item>
                  <text:p text:style-name="P4">explodes into negative energy, or upside down into positive energy</text:p>
                </text:list-item>
                <text:list-item>
                  <text:p text:style-name="P4">1/level</text:p>
                </text:list-item>
                <text:list-item>
                  <text:p text:style-name="P4">as fireball</text:p>
                </text:list-item>
              </text:list>
            </text:list-item>
          </text:list>
        </text:list-item>
        <text:list-item>
          <text:p text:style-name="P4">The Star</text:p>
          <text:list>
            <text:list-item>
              <text:p text:style-name="P4">Psion (psychoportation)</text:p>
            </text:list-item>
            <text:list-item>
              <text:p text:style-name="P4">Male Far and deep</text:p>
            </text:list-item>
            <text:list-item>
              <text:p text:style-name="P4">Can teleport others to place beyond the world using any doorway and the underworks</text:p>
            </text:list-item>
            <text:list-item>
              <text:p text:style-name="P4">When teleporting other individuals Lost take their place.</text:p>
            </text:list-item>
          </text:list>
        </text:list-item>
        <text:list-item>
          <text:p text:style-name="P4">The Moon</text:p>
          <text:list>
            <text:list-item>
              <text:p text:style-name="P4">Wizard Illusionist</text:p>
            </text:list-item>
            <text:list-item>
              <text:p text:style-name="P4">Female with the storm high (anxiety)</text:p>
            </text:list-item>
            <text:list-item>
              <text:p text:style-name="P4">Drawings come alive when drawn with ink. Accuracy decreases chance of side-effects</text:p>
            </text:list-item>
            <text:list-item>
              <text:p text:style-name="P4">cannot create anything she has not been exposed to.</text:p>
            </text:list-item>
          </text:list>
        </text:list-item>
        <text:list-item>
          <text:p text:style-name="P4">The Sun</text:p>
          <text:list>
            <text:list-item>
              <text:p text:style-name="P4">Cleric (rebuke healer)</text:p>
            </text:list-item>
            <text:list-item>
              <text:p text:style-name="P4">Male Red lady’s children</text:p>
            </text:list-item>
            <text:list-item>
              <text:p text:style-name="P4">can take on others’ wounds until passing out</text:p>
            </text:list-item>
          </text:list>
        </text:list-item>
        <text:list-item>
          <text:p text:style-name="P6">Judgment</text:p>
          <text:list>
            <text:list-item>
              <text:p text:style-name="P4">Ranger (melee enforcer)</text:p>
            </text:list-item>
            <text:list-item>
              <text:p text:style-name="P4">Female with the storm high</text:p>
            </text:list-item>
            <text:list-item>
              <text:p text:style-name="P4">Can cause others to be reborn as the red lady’s children. Needs any egg, consent in blood writ, and water.</text:p>
            </text:list-item>
          </text:list>
        </text:list-item>
        <text:list-item>
          <text:p text:style-name="P4">The world</text:p>
          <text:list>
            <text:list-item>
              <text:p text:style-name="P4">Rogue</text:p>
            </text:list-item>
            <text:list-item>
              <text:p text:style-name="P4">Neuter The great red lady</text:p>
            </text:list-item>
            <text:list-item>
              <text:p text:style-name="P4">Is Kreen but can feel and taste</text:p>
            </text:list-item>
          </text:list>
        </text:list-item>
      </text:list>
      <text:p text:style-name="P2"/>
      <text:p text:style-name="P2">Minor Arcana</text:p>
      <text:list xml:id="list2959782203816601425" text:style-name="LS2">
        <text:list-item>
          <text:p text:style-name="P5">Wands/batons/clubs/stabes [Fire] - Creativity and will - Transmutation And Evocation</text:p>
          <text:list>
            <text:list-item>
              <text:p text:style-name="P5">Two - 0 - Mending - Open/Close [INV] Mage hand - Message</text:p>
            </text:list-item>
            <text:list-item>
              <text:p text:style-name="P5">Three - 1 - Floating Disk [INV] Expeditious Retreat</text:p>
            </text:list-item>
            <text:list-item>
              <text:p text:style-name="P5"><text:soft-page-break/>Four - 1 - Jump [INV] Animate Rope</text:p>
            </text:list-item>
            <text:list-item>
              <text:p text:style-name="P5">Five - 2 - Pyrotechnics [INV] Flaming Sphere</text:p>
            </text:list-item>
            <text:list-item>
              <text:p text:style-name="P5">Six - 2 - Bear’s Endurance [INV] Owl’s Wisdom</text:p>
            </text:list-item>
            <text:list-item>
              <text:p text:style-name="P5">Seven - 3 - Haste [INV] Slow</text:p>
            </text:list-item>
            <text:list-item>
              <text:p text:style-name="P5">Eight - 3 - Tiny Hut [INV] Gaseous Form</text:p>
            </text:list-item>
            <text:list-item>
              <text:p text:style-name="P5">Nine - 4 - Wall of Fire [INV] <text:s/>Wall of Ice</text:p>
            </text:list-item>
            <text:list-item>
              <text:p text:style-name="P5">Ten - 4 - Stone Shape [INV] Resilient Sphere</text:p>
            </text:list-item>
            <text:list-item>
              <text:p text:style-name="P5">Page (Jack) - 5 - Fabricate [INV] Wall of Force</text:p>
            </text:list-item>
            <text:list-item>
              <text:p text:style-name="P5">Knight - 5 - Passwall [INV] Plant Shape</text:p>
            </text:list-item>
            <text:list-item>
              <text:p text:style-name="P5">Queen - 6 - Chain Lightning [INV] Flesh to Stone</text:p>
            </text:list-item>
            <text:list-item>
              <text:p text:style-name="P5">King - 6 - Transformation [INV] Beast Shape IV</text:p>
            </text:list-item>
            <text:list-item>
              <text:p text:style-name="P7">One (Ace) - 7 - Polymorph, Greater [INV] Mage’s Sword</text:p>
            </text:list-item>
          </text:list>
        </text:list-item>
        <text:list-item>
          <text:p text:style-name="P5">Coins/Pentacles/Disks/Rings [Earth] - Material body or possessions - Abjuration and Conjuration</text:p>
          <text:list>
            <text:list-item>
              <text:p text:style-name="P5">Metal geode body with agardite filling a hollow body.</text:p>
            </text:list-item>
            <text:list-item>
              <text:p text:style-name="P5">Carries her pentacle coin(s) with her.</text:p>
            </text:list-item>
            <text:list-item>
              <text:p text:style-name="P7">Two - 0 - Resistance /Arcane Mark [INV] Acid Splash / Prestidigitation</text:p>
            </text:list-item>
            <text:list-item>
              <text:p text:style-name="P7">Three - 1 - Protection from Chaos [INV] Mage Armor</text:p>
            </text:list-item>
            <text:list-item>
              <text:p text:style-name="P7">Four - 1 - Protection from Evil [INV] Unseen Servant</text:p>
            </text:list-item>
            <text:list-item>
              <text:p text:style-name="P7">Five - 2 - Web [INV] Protection from Arrows</text:p>
            </text:list-item>
            <text:list-item>
              <text:p text:style-name="P7">Six - 2 - Glitterdust [INV] Fog Cloud</text:p>
            </text:list-item>
            <text:list-item>
              <text:p text:style-name="P7">Seven - 3 - Explosive Runes [INV] Dispel Magic</text:p>
            </text:list-item>
            <text:list-item>
              <text:p text:style-name="P7">Eight - 3 - Sepia Snake Sigil [INV] Magic Circle against Evil</text:p>
            </text:list-item>
            <text:list-item>
              <text:p text:style-name="P7">Nine - 4 - Secure Shelter [INV] Remove Curse</text:p>
            </text:list-item>
            <text:list-item>
              <text:p text:style-name="P7">Ten - 4 - Minor Creation [INV] Dimensional Anchor</text:p>
            </text:list-item>
            <text:list-item>
              <text:p text:style-name="P7">Page (Jack) - 5 - Break Enchantment [INV] Planar Binding, Lesser</text:p>
            </text:list-item>
            <text:list-item>
              <text:p text:style-name="P7">Knight - 5 - Teleport [INV] Cloudkill</text:p>
            </text:list-item>
            <text:list-item>
              <text:p text:style-name="P7">Queen - 6 - Globe of invulnerabillity [INV] Guards and Wards</text:p>
            </text:list-item>
            <text:list-item>
              <text:p text:style-name="P7">King - 6 - Wall of Iron [INV] Repulsion</text:p>
            </text:list-item>
            <text:list-item>
              <text:p text:style-name="P5">One (Ace) - 7 - Mage’s Magnificent Mansion [INV] Plane Shift</text:p>
            </text:list-item>
          </text:list>
        </text:list-item>
        <text:list-item>
          <text:p text:style-name="P5">Cups (Chalices) [Water] - Emotions and love - Enchantment and Necromancy</text:p>
          <text:list>
            <text:list-item>
              <text:p text:style-name="P7">Two - 0 - Disrupt Undead / Bleed [INV] Touch of fatigue / Daze</text:p>
            </text:list-item>
            <text:list-item>
              <text:p text:style-name="P7">Three - 1 - Charm Person [INV] <text:s/>Hypnotism</text:p>
            </text:list-item>
            <text:list-item>
              <text:p text:style-name="P7">Four - 1 - Chill Touch [INV] Cause Fear</text:p>
            </text:list-item>
            <text:list-item>
              <text:p text:style-name="P7">Five - 2 - Command Undead [INV] False Life</text:p>
            </text:list-item>
            <text:list-item>
              <text:p text:style-name="P7">Six - 2 - Blindness/Deafness [INV] Hideous Laughter</text:p>
            </text:list-item>
            <text:list-item>
              <text:p text:style-name="P7">Seven - 3 - Rage [INV] Suggestion</text:p>
            </text:list-item>
            <text:list-item>
              <text:p text:style-name="P7">Eight - 3 - Vampiric Touch [INV] Ray of Exhaustion</text:p>
            </text:list-item>
            <text:list-item>
              <text:p text:style-name="P7">Nine - 4 - Charm Monster [INV] Geas, Lesser</text:p>
            </text:list-item>
            <text:list-item>
              <text:p text:style-name="P7">Ten - 4 - Animate Dead [INV] Fear</text:p>
            </text:list-item>
            <text:list-item>
              <text:p text:style-name="P7">Page (Jack) - 5 - Feeblemind [INV] Magic Jar</text:p>
            </text:list-item>
            <text:list-item>
              <text:p text:style-name="P7">Knight - 5 - Dominate Person [INV] <text:s/>Hold Person</text:p>
            </text:list-item>
            <text:list-item>
              <text:p text:style-name="P7">Queen - 6 - Symbol of persuasion [INV] Symbol of Fear</text:p>
            </text:list-item>
            <text:list-item>
              <text:p text:style-name="P7">King - 6 - Heroism, Greater [INV] Geas/Quest</text:p>
            </text:list-item>
            <text:list-item>
              <text:p text:style-name="P7">One (Ace) - 7 - Hold person, Mass [INV] Finger of Death</text:p>
            </text:list-item>
          </text:list>
        </text:list-item>
        <text:list-item>
          <text:p text:style-name="P5">Swords [Air] - Reason - Divination And Illusion</text:p>
          <text:list>
            <text:list-item>
              <text:p text:style-name="P5">Oliver - Breadboard knife in a nebula of dust flowing like a circuit board</text:p>
            </text:list-item>
            <text:list-item>
              <text:p text:style-name="P7">Two - 0 - Ghost Sound/Detect Magic [INV] Detect Poison/Read Magic</text:p>
            </text:list-item>
            <text:list-item>
              <text:p text:style-name="P7">Three - 1 - <text:s/>Detect Secret Doors [INV] Disguise Self</text:p>
            </text:list-item>
            <text:list-item>
              <text:p text:style-name="P7">Four - 1 - Color Spray [INV] Silent Image</text:p>
            </text:list-item>
            <text:list-item>
              <text:p text:style-name="P7"><text:soft-page-break/>Five - 2 - Detect Thoughts [INV] Hypnotic Pattern</text:p>
            </text:list-item>
            <text:list-item>
              <text:p text:style-name="P7">Six - 2 - Locate Object [INV] Minor Image</text:p>
            </text:list-item>
            <text:list-item>
              <text:p text:style-name="P7">Seven - 3 - Illusory Script [INV] Clairaudience/Clairvoyance</text:p>
            </text:list-item>
            <text:list-item>
              <text:p text:style-name="P7">Eight - 3 - Displacement [INV] Arcane Sight</text:p>
            </text:list-item>
            <text:list-item>
              <text:p text:style-name="P7">Nine - 4 - Detect Scrying [INV] Phantasmal Killer</text:p>
            </text:list-item>
            <text:list-item>
              <text:p text:style-name="P7">Ten - 4 - Scrying [INV] <text:s/>illusory wall</text:p>
            </text:list-item>
            <text:list-item>
              <text:p text:style-name="P7">Page (Jack) - 5 - Contact other Plane [INV] False Vision</text:p>
            </text:list-item>
            <text:list-item>
              <text:p text:style-name="P7">Knight - 5 - Telepathic Bond [INV] Mirage Arcana</text:p>
            </text:list-item>
            <text:list-item>
              <text:p text:style-name="P7">Queen - 6 - Legend Lore [INV] True Seeing</text:p>
            </text:list-item>
            <text:list-item>
              <text:p text:style-name="P7">King - <text:s/>6 - Permanent Image [INV] Mislead</text:p>
            </text:list-item>
            <text:list-item>
              <text:p text:style-name="P7">One (Ace) - 7 - Project Image [INV] Simulacrum</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3335in" fo:margin-bottom="0.0835in" loext: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loext: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loext: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loext: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loext: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loext: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loext: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loext:contextual-spacing="false" fo:line-height="115%"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min-label-width="0.5in" text:min-label-distance="0.25in" fo:text-align="end"/>
      </text:list-level-style-number>
      <text:list-level-style-number text:level="2" text:style-name="List2Level1" style:num-suffix="." style:num-format="1" text:display-levels="2">
        <style:list-level-properties text:min-label-width="1in" text:min-label-distance="0.25in" fo:text-align="end"/>
      </text:list-level-style-number>
      <text:list-level-style-number text:level="3" text:style-name="List2Level2" style:num-suffix="." style:num-format="1" text:display-levels="3">
        <style:list-level-properties text:min-label-width="1.5in" text:min-label-distance="0.1252in" fo:text-align="end"/>
      </text:list-level-style-number>
      <text:list-level-style-number text:level="4" text:style-name="List2Level3" style:num-suffix="." style:num-format="1" text:display-levels="4">
        <style:list-level-properties text:min-label-width="2in" text:min-label-distance="0.25in" fo:text-align="end"/>
      </text:list-level-style-number>
      <text:list-level-style-number text:level="5" text:style-name="List2Level4" style:num-suffix="." style:num-format="1" text:display-levels="5">
        <style:list-level-properties text:min-label-width="2.5in" text:min-label-distance="0.25in" fo:text-align="end"/>
      </text:list-level-style-number>
      <text:list-level-style-number text:level="6" text:style-name="List2Level5" style:num-suffix="." style:num-format="1" text:display-levels="6">
        <style:list-level-properties text:min-label-width="3in" text:min-label-distance="0.1252in" fo:text-align="end"/>
      </text:list-level-style-number>
      <text:list-level-style-number text:level="7" text:style-name="List2Level6" style:num-suffix="." style:num-format="1" text:display-levels="7">
        <style:list-level-properties text:min-label-width="3.5in" text:min-label-distance="0.25in" fo:text-align="end"/>
      </text:list-level-style-number>
      <text:list-level-style-number text:level="8" text:style-name="List2Level7" style:num-suffix="." style:num-format="1" text:display-levels="8">
        <style:list-level-properties text:min-label-width="4in" text:min-label-distance="0.25in" fo:text-align="end"/>
      </text:list-level-style-number>
      <text:list-level-style-number text:level="9" text:style-name="List2Level8" style:num-suffix="." style:num-format="1" text:display-levels="9">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dc:title/>
    <meta:initial-creator/>
    <meta:editing-cycles>3</meta:editing-cycles>
    <dc:date>2016-05-01T17:50:32.854000000</dc:date>
    <meta:editing-duration>PT10M25S</meta:editing-duration>
    <meta:document-statistic meta:table-count="0" meta:image-count="0" meta:object-count="0" meta:page-count="5" meta:paragraph-count="195" meta:word-count="1553" meta:character-count="8114" meta:non-whitespace-character-count="6931"/>
  </office:meta>
</office:document-meta>
</file>